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8.5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17.5mm"/>
    </style:style>
    <style:style style:name="co8" style:family="table-column">
      <style:table-column-properties fo:break-before="auto" style:column-width="9.08mm"/>
    </style:style>
    <style:style style:name="co9" style:family="table-column">
      <style:table-column-properties fo:break-before="auto" style:column-width="8.82mm"/>
    </style:style>
    <style:style style:name="ro1" style:family="table-row">
      <style:table-row-properties style:row-height="38.44mm" fo:break-before="auto" style:use-optimal-row-height="true"/>
    </style:style>
    <style:style style:name="ro2" style:family="table-row">
      <style:table-row-properties style:row-height="66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" style:family="table-cell" style:parent-style-name="Default" style:data-style-name="N0">
      <style:text-properties style:font-name="Liberation Sans" style:font-name-asian="AR PL SungtiL GB" style:font-name-complex="Noto Sans Devanagari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9" table:default-cell-style-name="Default"/>
        <table:table-column table:style-name="co5" table:number-columns-repeated="782" table:default-cell-style-name="Default"/>
        <table:table-row table:style-name="ro1">
          <table:table-cell table:style-name="ce1" table:number-columns-repeated="3"/>
          <table:table-cell table:number-columns-repeated="34" table:style-name="ce1" office:value-type="string" calcext:value-type="string">
            <text:p>Binaries, Windows/Linux</text:p>
          </table:table-cell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19" table:style-name="ce1" office:value-type="string" calcext:value-type="string">
            <text:p>Cryptography</text:p>
          </table:table-cell>
          <table:table-cell table:number-columns-repeated="25" table:style-name="ce1" office:value-type="string" calcext:value-type="string">
            <text:p>Forensics</text:p>
          </table:table-cell>
          <table:table-cell table:number-columns-repeated="16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3" table:style-name="ce1" office:value-type="string" calcext:value-type="string">
            <text:p>Malware Analysis</text:p>
          </table:table-cell>
          <table:table-cell table:number-columns-repeated="18" table:style-name="ce1" office:value-type="string" calcext:value-type="string">
            <text:p>Pwnage Linux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5" table:style-name="ce1" office:value-type="string" calcext:value-type="string">
            <text:p>SQL Injection</text:p>
          </table:table-cell>
          <table:table-cell table:number-columns-repeated="17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1" table:style-name="ce1" office:value-type="string" calcext:value-type="string">
            <text:p>Web</text:p>
          </table:table-cell>
          <table:table-cell table:style-name="ce1" table:number-columns-repeated="782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Can you see thru the matrix?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82"/>
        </table:table-row>
        <table:table-row table:style-name="ro3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OTAL_POI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table:style-name="ce2" office:value-type="string" calcext:value-type="string">
            <text:p>an0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82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3" calcext:value-type="float">
            <text:p>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5" calcext:value-type="float">
            <text:p>5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6" calcext:value-type="float">
            <text:p>6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12" calcext:value-type="float">
            <text:p>12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4" calcext:value-type="float">
            <text:p>14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16" calcext:value-type="float">
            <text:p>16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18" calcext:value-type="float">
            <text:p>18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20" calcext:value-type="float">
            <text:p>20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22" calcext:value-type="float">
            <text:p>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24" calcext:value-type="float">
            <text:p>2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25" calcext:value-type="float">
            <text:p>25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26" calcext:value-type="float">
            <text:p>26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27" calcext:value-type="float">
            <text:p>27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29" calcext:value-type="float">
            <text:p>29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31" calcext:value-type="float">
            <text:p>3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32" calcext:value-type="float">
            <text:p>3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34" calcext:value-type="float">
            <text:p>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35" calcext:value-type="float">
            <text:p>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36" calcext:value-type="float">
            <text:p>3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37" calcext:value-type="float">
            <text:p>37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38" calcext:value-type="float">
            <text:p>3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39" calcext:value-type="float">
            <text:p>39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41" calcext:value-type="float">
            <text:p>41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46" calcext:value-type="float">
            <text:p>46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53" calcext:value-type="float">
            <text:p>5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56" calcext:value-type="float">
            <text:p>5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57" calcext:value-type="float">
            <text:p>57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58" calcext:value-type="float">
            <text:p>58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59" calcext:value-type="float">
            <text:p>59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64" calcext:value-type="float">
            <text:p>6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66" calcext:value-type="float">
            <text:p>6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67" calcext:value-type="float">
            <text:p>67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70" calcext:value-type="float">
            <text:p>7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82" calcext:value-type="float">
            <text:p>82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86" calcext:value-type="float">
            <text:p>8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90" calcext:value-type="float">
            <text:p>9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91" calcext:value-type="float">
            <text:p>9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92" calcext:value-type="float">
            <text:p>9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97" calcext:value-type="float">
            <text:p>97</text:p>
          </table:table-cell>
          <table:table-cell office:value-type="float" office:value="211" calcext:value-type="float">
            <text:p>21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uxerails</text:p>
          </table:table-cell>
          <table:table-cell office:value-type="float" office:value="119" calcext:value-type="float">
            <text:p>1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scope_hacker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ched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oppycompass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ok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eomant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hatnguyen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slaminsartibashtir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akkka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iFi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acLoi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eMightyAdam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vlidienbrunn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rip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elcrooks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nderRodriguez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geYL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abbe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gooligans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iper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82" calcext:value-type="float">
            <text:p>18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ctt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ls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erosum0x0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isat</text:p>
          </table:table-cell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nturk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orethz10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ikeDawg</text:p>
          </table:table-cell>
          <table:table-cell office:value-type="float" office:value="190" calcext:value-type="float">
            <text:p>19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nsrodtang</text:p>
          </table:table-cell>
          <table:table-cell office:value-type="float" office:value="191" calcext:value-type="float">
            <text:p>19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olek42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athieu</text:p>
          </table:table-cell>
          <table:table-cell office:value-type="float" office:value="193" calcext:value-type="float">
            <text:p>19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nfected</text:p>
          </table:table-cell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othlessTheDragon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0xDEBA5E12</text:p>
          </table:table-cell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ontysics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ramsexy</text:p>
          </table:table-cell>
          <table:table-cell office:value-type="float" office:value="199" calcext:value-type="float">
            <text:p>19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iesmitlust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ontcopythatfloppy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sra17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naba</text:p>
          </table:table-cell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oohk10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icaman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etepok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nfini7y_G4untlet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mpulse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cormier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racky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oustachux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OLOnline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dionmarcil</text:p>
          </table:table-cell>
          <table:table-cell office:value-type="float" office:value="213" calcext:value-type="float">
            <text:p>2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uperior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issors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Omalax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trk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Z0hion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calvando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lintile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erpette</text:p>
          </table:table-cell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RL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arwer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fredfal</text:p>
          </table:table-cell>
          <table:table-cell office:value-type="float" office:value="226" calcext:value-type="float">
            <text:p>22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iocho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oshishui</text:p>
          </table:table-cell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b3mb4m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jeromeS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anuyokakinu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negelnguyen</text:p>
          </table:table-cell>
          <table:table-cell office:value-type="float" office:value="232" calcext:value-type="float">
            <text:p>23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st-pierre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youvere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vulnhub-ctf</text:p>
          </table:table-cell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0r43m0n</text:p>
          </table:table-cell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1001</text:p>
          </table:table-cell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raken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alb</text:p>
          </table:table-cell>
          <table:table-cell office:value-type="float" office:value="239" calcext:value-type="float">
            <text:p>239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ouzani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hawaii67</text:p>
          </table:table-cell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sjn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mtzvetanov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daedalus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heZakMan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ellessdee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PublicName</text:p>
          </table:table-cell>
          <table:table-cell office:value-type="float" office:value="247" calcext:value-type="float">
            <text:p>24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248" calcext:value-type="float">
            <text:p>248</text:p>
          </table:table-cell>
          <table:table-cell office:value-type="float" office:value="98" calcext:value-type="float">
            <text:p>9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koaidien</text:p>
          </table:table-cell>
          <table:table-cell office:value-type="float" office:value="249" calcext:value-type="float">
            <text:p>2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82"/>
        </table:table-row>
        <table:table-row table:style-name="ro3">
          <table:table-cell office:value-type="string" calcext:value-type="string">
            <text:p>tchrinder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2"/>
        </table:table-row>
      </table:table>
      <table:table table:name="stats_an0n" table:style-name="ta1">
        <office:forms form:automatic-focus="false" form:apply-design-mode="false"/>
        <table:table-column table:style-name="co6" table:default-cell-style-name="Default"/>
        <table:table-column table:style-name="co4" table:default-cell-style-name="ce5"/>
        <table:table-column table:style-name="co4" table:default-cell-style-name="ce6"/>
        <table:table-column table:style-name="co7" table:default-cell-style-name="ce7"/>
        <table:table-column table:style-name="co8" table:default-cell-style-name="ce5"/>
        <table:table-column table:style-name="co9" table:default-cell-style-name="ce5"/>
        <table:table-column table:style-name="co7" table:default-cell-style-name="ce7"/>
        <table:table-column table:style-name="co5" table:number-columns-repeated="640" table:default-cell-style-name="Default"/>
        <table:table-row table:style-name="ro4">
          <table:table-cell table:style-name="ce3" office:value-type="string" calcext:value-type="string">
            <text:p>category</text:p>
          </table:table-cell>
          <table:table-cell table:style-name="ce4" office:value-type="string" calcext:value-type="string">
            <text:p>total number of challenges</text:p>
          </table:table-cell>
          <table:table-cell table:style-name="ce4" office:value-type="string" calcext:value-type="string">
            <text:p>challenges solved</text:p>
          </table:table-cell>
          <table:table-cell table:style-name="ce4" office:value-type="string" calcext:value-type="string">
            <text:p>challenges solved [%]</text:p>
          </table:table-cell>
          <table:table-cell table:style-name="ce4" office:value-type="string" calcext:value-type="string">
            <text:p>total score</text:p>
          </table:table-cell>
          <table:table-cell table:style-name="ce4" office:value-type="string" calcext:value-type="string">
            <text:p>score achieved</text:p>
          </table:table-cell>
          <table:table-cell table:style-name="ce4" office:value-type="string" calcext:value-type="string">
            <text:p>score achieved [%]</text:p>
          </table:table-cell>
          <table:table-cell table:number-columns-repeated="640"/>
        </table:table-row>
        <table:table-row table:style-name="ro3">
          <table:table-cell table:formula="of:=[scores.D1]" office:value-type="string" office:string-value="Binaries, Windows/Linux" calcext:value-type="string">
            <text:p>Binaries, Windows/Linux</text:p>
          </table:table-cell>
          <table:table-cell table:formula="of:=COUNTIF([scores.$A$1:.$AMJ$1];[.$A2])" office:value-type="float" office:value="34" calcext:value-type="float">
            <text:p>34</text:p>
          </table:table-cell>
          <table:table-cell table:formula="of:=COUNTIFS([scores.D$1:.XX$1];[.$A2];[scores.D$4:.XX$4];&quot;&gt;0&quot;)" office:value-type="float" office:value="23" calcext:value-type="float">
            <text:p>23</text:p>
          </table:table-cell>
          <table:table-cell table:formula="of:=[.C2]/[.B2]" office:value-type="percentage" office:value="0.676470588235294" calcext:value-type="percentage">
            <text:p>67,65%</text:p>
          </table:table-cell>
          <table:table-cell table:formula="of:=SUMIF([scores.$A$1:.$AMJ$1];[.$A2];[scores.$A$3:.$AMJ$3])" office:value-type="float" office:value="190" calcext:value-type="float">
            <text:p>190</text:p>
          </table:table-cell>
          <table:table-cell table:formula="of:=SUMIF([scores.$A$1:.$AMJ$1];[.$A2];[scores.$A$4:.$AMJ$4])" office:value-type="float" office:value="113" calcext:value-type="float">
            <text:p>113</text:p>
          </table:table-cell>
          <table:table-cell table:formula="of:=[.F2]/[.E2]" office:value-type="percentage" office:value="0.594736842105263" calcext:value-type="percentage">
            <text:p>59,47%</text:p>
          </table:table-cell>
          <table:table-cell table:style-name="ce8" table:number-columns-repeated="640"/>
        </table:table-row>
        <table:table-row table:style-name="ro3">
          <table:table-cell table:formula="of:=[scores.AL1]" office:value-type="string" office:string-value="Coding challenges" calcext:value-type="string">
            <text:p>Coding challenges</text:p>
          </table:table-cell>
          <table:table-cell table:formula="of:=COUNTIF([scores.$A$1:.$AMJ$1];[.$A3])" office:value-type="float" office:value="17" calcext:value-type="float">
            <text:p>17</text:p>
          </table:table-cell>
          <table:table-cell table:formula="of:=COUNTIFS([scores.D$1:.XX$1];[.$A3];[scores.D$4:.XX$4];&quot;&gt;0&quot;)" office:value-type="float" office:value="17" calcext:value-type="float">
            <text:p>17</text:p>
          </table:table-cell>
          <table:table-cell table:formula="of:=[.C3]/[.B3]" office:value-type="percentage" office:value="1" calcext:value-type="percentage">
            <text:p>100,00%</text:p>
          </table:table-cell>
          <table:table-cell table:formula="of:=SUMIF([scores.$A$1:.$AMJ$1];[.$A3];[scores.$A$3:.$AMJ$3])" office:value-type="float" office:value="83" calcext:value-type="float">
            <text:p>83</text:p>
          </table:table-cell>
          <table:table-cell table:formula="of:=SUMIF([scores.$A$1:.$AMJ$1];[.$A3];[scores.$A$4:.$AMJ$4])" office:value-type="float" office:value="83" calcext:value-type="float">
            <text:p>83</text:p>
          </table:table-cell>
          <table:table-cell table:formula="of:=[.F3]/[.E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BC1]" office:value-type="string" office:string-value="Cryptography" calcext:value-type="string">
            <text:p>Cryptography</text:p>
          </table:table-cell>
          <table:table-cell table:formula="of:=COUNTIF([scores.$A$1:.$AMJ$1];[.$A4])" office:value-type="float" office:value="19" calcext:value-type="float">
            <text:p>19</text:p>
          </table:table-cell>
          <table:table-cell table:formula="of:=COUNTIFS([scores.D$1:.XX$1];[.$A4];[scores.D$4:.XX$4];&quot;&gt;0&quot;)" office:value-type="float" office:value="16" calcext:value-type="float">
            <text:p>16</text:p>
          </table:table-cell>
          <table:table-cell table:formula="of:=[.C4]/[.B4]" office:value-type="percentage" office:value="0.842105263157895" calcext:value-type="percentage">
            <text:p>84,21%</text:p>
          </table:table-cell>
          <table:table-cell table:formula="of:=SUMIF([scores.$A$1:.$AMJ$1];[.$A4];[scores.$A$3:.$AMJ$3])" office:value-type="float" office:value="79" calcext:value-type="float">
            <text:p>79</text:p>
          </table:table-cell>
          <table:table-cell table:formula="of:=SUMIF([scores.$A$1:.$AMJ$1];[.$A4];[scores.$A$4:.$AMJ$4])" office:value-type="float" office:value="59" calcext:value-type="float">
            <text:p>59</text:p>
          </table:table-cell>
          <table:table-cell table:formula="of:=[.F4]/[.E4]" office:value-type="percentage" office:value="0.746835443037975" calcext:value-type="percentage">
            <text:p>74,68%</text:p>
          </table:table-cell>
          <table:table-cell table:number-columns-repeated="640"/>
        </table:table-row>
        <table:table-row table:style-name="ro3">
          <table:table-cell table:formula="of:=[scores.BV1]" office:value-type="string" office:string-value="Forensics" calcext:value-type="string">
            <text:p>Forensics</text:p>
          </table:table-cell>
          <table:table-cell table:formula="of:=COUNTIF([scores.$A$1:.$AMJ$1];[.$A5])" office:value-type="float" office:value="25" calcext:value-type="float">
            <text:p>25</text:p>
          </table:table-cell>
          <table:table-cell table:formula="of:=COUNTIFS([scores.D$1:.XX$1];[.$A5];[scores.D$4:.XX$4];&quot;&gt;0&quot;)" office:value-type="float" office:value="24" calcext:value-type="float">
            <text:p>24</text:p>
          </table:table-cell>
          <table:table-cell table:formula="of:=[.C5]/[.B5]" office:value-type="percentage" office:value="0.96" calcext:value-type="percentage">
            <text:p>96,00%</text:p>
          </table:table-cell>
          <table:table-cell table:formula="of:=SUMIF([scores.$A$1:.$AMJ$1];[.$A5];[scores.$A$3:.$AMJ$3])" office:value-type="float" office:value="92" calcext:value-type="float">
            <text:p>92</text:p>
          </table:table-cell>
          <table:table-cell table:formula="of:=SUMIF([scores.$A$1:.$AMJ$1];[.$A5];[scores.$A$4:.$AMJ$4])" office:value-type="float" office:value="89" calcext:value-type="float">
            <text:p>89</text:p>
          </table:table-cell>
          <table:table-cell table:formula="of:=[.F5]/[.E5]" office:value-type="percentage" office:value="0.967391304347826" calcext:value-type="percentage">
            <text:p>96,74%</text:p>
          </table:table-cell>
          <table:table-cell table:number-columns-repeated="640"/>
        </table:table-row>
        <table:table-row table:style-name="ro3">
          <table:table-cell table:formula="of:=[scores.CU1]" office:value-type="string" office:string-value="Jail Escaping" calcext:value-type="string">
            <text:p>Jail Escaping</text:p>
          </table:table-cell>
          <table:table-cell table:formula="of:=COUNTIF([scores.$A$1:.$AMJ$1];[.$A6])" office:value-type="float" office:value="16" calcext:value-type="float">
            <text:p>16</text:p>
          </table:table-cell>
          <table:table-cell table:formula="of:=COUNTIFS([scores.D$1:.XX$1];[.$A6];[scores.D$4:.XX$4];&quot;&gt;0&quot;)" office:value-type="float" office:value="16" calcext:value-type="float">
            <text:p>16</text:p>
          </table:table-cell>
          <table:table-cell table:formula="of:=[.C6]/[.B6]" office:value-type="percentage" office:value="1" calcext:value-type="percentage">
            <text:p>100,00%</text:p>
          </table:table-cell>
          <table:table-cell table:formula="of:=SUMIF([scores.$A$1:.$AMJ$1];[.$A6];[scores.$A$3:.$AMJ$3])" office:value-type="float" office:value="52" calcext:value-type="float">
            <text:p>52</text:p>
          </table:table-cell>
          <table:table-cell table:formula="of:=SUMIF([scores.$A$1:.$AMJ$1];[.$A6];[scores.$A$4:.$AMJ$4])" office:value-type="float" office:value="52" calcext:value-type="float">
            <text:p>52</text:p>
          </table:table-cell>
          <table:table-cell table:formula="of:=[.F6]/[.E6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DK1]" office:value-type="string" office:string-value="JavaScript" calcext:value-type="string">
            <text:p>JavaScript</text:p>
          </table:table-cell>
          <table:table-cell table:formula="of:=COUNTIF([scores.$A$1:.$AMJ$1];[.$A7])" office:value-type="float" office:value="9" calcext:value-type="float">
            <text:p>9</text:p>
          </table:table-cell>
          <table:table-cell table:formula="of:=COUNTIFS([scores.D$1:.XX$1];[.$A7];[scores.D$4:.XX$4];&quot;&gt;0&quot;)" office:value-type="float" office:value="8" calcext:value-type="float">
            <text:p>8</text:p>
          </table:table-cell>
          <table:table-cell table:formula="of:=[.C7]/[.B7]" office:value-type="percentage" office:value="0.888888888888889" calcext:value-type="percentage">
            <text:p>88,89%</text:p>
          </table:table-cell>
          <table:table-cell table:formula="of:=SUMIF([scores.$A$1:.$AMJ$1];[.$A7];[scores.$A$3:.$AMJ$3])" office:value-type="float" office:value="27" calcext:value-type="float">
            <text:p>27</text:p>
          </table:table-cell>
          <table:table-cell table:formula="of:=SUMIF([scores.$A$1:.$AMJ$1];[.$A7];[scores.$A$4:.$AMJ$4])" office:value-type="float" office:value="20" calcext:value-type="float">
            <text:p>20</text:p>
          </table:table-cell>
          <table:table-cell table:formula="of:=[.F7]/[.E7]" office:value-type="percentage" office:value="0.740740740740741" calcext:value-type="percentage">
            <text:p>74,07%</text:p>
          </table:table-cell>
          <table:table-cell table:number-columns-repeated="640"/>
        </table:table-row>
        <table:table-row table:style-name="ro3">
          <table:table-cell table:formula="of:=[scores.DT1]" office:value-type="string" office:string-value="Malware Analysis" calcext:value-type="string">
            <text:p>Malware Analysis</text:p>
          </table:table-cell>
          <table:table-cell table:formula="of:=COUNTIF([scores.$A$1:.$AMJ$1];[.$A8])" office:value-type="float" office:value="13" calcext:value-type="float">
            <text:p>13</text:p>
          </table:table-cell>
          <table:table-cell table:formula="of:=COUNTIFS([scores.D$1:.XX$1];[.$A8];[scores.D$4:.XX$4];&quot;&gt;0&quot;)" office:value-type="float" office:value="9" calcext:value-type="float">
            <text:p>9</text:p>
          </table:table-cell>
          <table:table-cell table:formula="of:=[.C8]/[.B8]" office:value-type="percentage" office:value="0.692307692307692" calcext:value-type="percentage">
            <text:p>69,23%</text:p>
          </table:table-cell>
          <table:table-cell table:formula="of:=SUMIF([scores.$A$1:.$AMJ$1];[.$A8];[scores.$A$3:.$AMJ$3])" office:value-type="float" office:value="31" calcext:value-type="float">
            <text:p>31</text:p>
          </table:table-cell>
          <table:table-cell table:formula="of:=SUMIF([scores.$A$1:.$AMJ$1];[.$A8];[scores.$A$4:.$AMJ$4])" office:value-type="float" office:value="15" calcext:value-type="float">
            <text:p>15</text:p>
          </table:table-cell>
          <table:table-cell table:formula="of:=[.F8]/[.E8]" office:value-type="percentage" office:value="0.483870967741936" calcext:value-type="percentage">
            <text:p>48,39%</text:p>
          </table:table-cell>
          <table:table-cell table:number-columns-repeated="640"/>
        </table:table-row>
        <table:table-row table:style-name="ro3">
          <table:table-cell table:formula="of:=[scores.EG1]" office:value-type="string" office:string-value="Pwnage Linux" calcext:value-type="string">
            <text:p>Pwnage Linux</text:p>
          </table:table-cell>
          <table:table-cell table:formula="of:=COUNTIF([scores.$A$1:.$AMJ$1];[.$A9])" office:value-type="float" office:value="18" calcext:value-type="float">
            <text:p>18</text:p>
          </table:table-cell>
          <table:table-cell table:formula="of:=COUNTIFS([scores.D$1:.XX$1];[.$A9];[scores.D$4:.XX$4];&quot;&gt;0&quot;)" office:value-type="float" office:value="18" calcext:value-type="float">
            <text:p>18</text:p>
          </table:table-cell>
          <table:table-cell table:formula="of:=[.C9]/[.B9]" office:value-type="percentage" office:value="1" calcext:value-type="percentage">
            <text:p>100,00%</text:p>
          </table:table-cell>
          <table:table-cell table:formula="of:=SUMIF([scores.$A$1:.$AMJ$1];[.$A9];[scores.$A$3:.$AMJ$3])" office:value-type="float" office:value="96" calcext:value-type="float">
            <text:p>96</text:p>
          </table:table-cell>
          <table:table-cell table:formula="of:=SUMIF([scores.$A$1:.$AMJ$1];[.$A9];[scores.$A$4:.$AMJ$4])" office:value-type="float" office:value="96" calcext:value-type="float">
            <text:p>96</text:p>
          </table:table-cell>
          <table:table-cell table:formula="of:=[.F9]/[.E9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EY1]" office:value-type="string" office:string-value="Shellcoding" calcext:value-type="string">
            <text:p>Shellcoding</text:p>
          </table:table-cell>
          <table:table-cell table:formula="of:=COUNTIF([scores.$A$1:.$AMJ$1];[.$A10])" office:value-type="float" office:value="7" calcext:value-type="float">
            <text:p>7</text:p>
          </table:table-cell>
          <table:table-cell table:formula="of:=COUNTIFS([scores.D$1:.XX$1];[.$A10];[scores.D$4:.XX$4];&quot;&gt;0&quot;)" office:value-type="float" office:value="7" calcext:value-type="float">
            <text:p>7</text:p>
          </table:table-cell>
          <table:table-cell table:formula="of:=[.C10]/[.B10]" office:value-type="percentage" office:value="1" calcext:value-type="percentage">
            <text:p>100,00%</text:p>
          </table:table-cell>
          <table:table-cell table:formula="of:=SUMIF([scores.$A$1:.$AMJ$1];[.$A10];[scores.$A$3:.$AMJ$3])" office:value-type="float" office:value="56" calcext:value-type="float">
            <text:p>56</text:p>
          </table:table-cell>
          <table:table-cell table:formula="of:=SUMIF([scores.$A$1:.$AMJ$1];[.$A10];[scores.$A$4:.$AMJ$4])" office:value-type="float" office:value="56" calcext:value-type="float">
            <text:p>56</text:p>
          </table:table-cell>
          <table:table-cell table:formula="of:=[.F10]/[.E10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FF1]" office:value-type="string" office:string-value="SQL Injection" calcext:value-type="string">
            <text:p>SQL Injection</text:p>
          </table:table-cell>
          <table:table-cell table:formula="of:=COUNTIF([scores.$A$1:.$AMJ$1];[.$A11])" office:value-type="float" office:value="25" calcext:value-type="float">
            <text:p>25</text:p>
          </table:table-cell>
          <table:table-cell table:formula="of:=COUNTIFS([scores.D$1:.XX$1];[.$A11];[scores.D$4:.XX$4];&quot;&gt;0&quot;)" office:value-type="float" office:value="25" calcext:value-type="float">
            <text:p>25</text:p>
          </table:table-cell>
          <table:table-cell table:formula="of:=[.C11]/[.B11]" office:value-type="percentage" office:value="1" calcext:value-type="percentage">
            <text:p>100,00%</text:p>
          </table:table-cell>
          <table:table-cell table:formula="of:=SUMIF([scores.$A$1:.$AMJ$1];[.$A11];[scores.$A$3:.$AMJ$3])" office:value-type="float" office:value="124" calcext:value-type="float">
            <text:p>124</text:p>
          </table:table-cell>
          <table:table-cell table:formula="of:=SUMIF([scores.$A$1:.$AMJ$1];[.$A11];[scores.$A$4:.$AMJ$4])" office:value-type="float" office:value="124" calcext:value-type="float">
            <text:p>124</text:p>
          </table:table-cell>
          <table:table-cell table:formula="of:=[.F11]/[.E11]" office:value-type="percentage" office:value="1" calcext:value-type="percentage">
            <text:p>100,00%</text:p>
          </table:table-cell>
          <table:table-cell table:style-name="ce8"/>
          <table:table-cell table:number-columns-repeated="639"/>
        </table:table-row>
        <table:table-row table:style-name="ro3">
          <table:table-cell table:formula="of:=[scores.GE1]" office:value-type="string" office:string-value="Steganography" calcext:value-type="string">
            <text:p>Steganography</text:p>
          </table:table-cell>
          <table:table-cell table:formula="of:=COUNTIF([scores.$A$1:.$AMJ$1];[.$A12])" office:value-type="float" office:value="17" calcext:value-type="float">
            <text:p>17</text:p>
          </table:table-cell>
          <table:table-cell table:formula="of:=COUNTIFS([scores.D$1:.XX$1];[.$A12];[scores.D$4:.XX$4];&quot;&gt;0&quot;)" office:value-type="float" office:value="15" calcext:value-type="float">
            <text:p>15</text:p>
          </table:table-cell>
          <table:table-cell table:formula="of:=[.C12]/[.B12]" office:value-type="percentage" office:value="0.882352941176471" calcext:value-type="percentage">
            <text:p>88,24%</text:p>
          </table:table-cell>
          <table:table-cell table:formula="of:=SUMIF([scores.$A$1:.$AMJ$1];[.$A12];[scores.$A$3:.$AMJ$3])" office:value-type="float" office:value="42" calcext:value-type="float">
            <text:p>42</text:p>
          </table:table-cell>
          <table:table-cell table:formula="of:=SUMIF([scores.$A$1:.$AMJ$1];[.$A12];[scores.$A$4:.$AMJ$4])" office:value-type="float" office:value="33" calcext:value-type="float">
            <text:p>33</text:p>
          </table:table-cell>
          <table:table-cell table:formula="of:=[.F12]/[.E12]" office:value-type="percentage" office:value="0.785714285714286" calcext:value-type="percentage">
            <text:p>78,57%</text:p>
          </table:table-cell>
          <table:table-cell table:number-columns-repeated="640"/>
        </table:table-row>
        <table:table-row table:style-name="ro3">
          <table:table-cell table:formula="of:=[scores.GV1]" office:value-type="string" office:string-value="SysAdmin Linux" calcext:value-type="string">
            <text:p>SysAdmin Linux</text:p>
          </table:table-cell>
          <table:table-cell table:formula="of:=COUNTIF([scores.$A$1:.$AMJ$1];[.$A13])" office:value-type="float" office:value="8" calcext:value-type="float">
            <text:p>8</text:p>
          </table:table-cell>
          <table:table-cell table:formula="of:=COUNTIFS([scores.D$1:.XX$1];[.$A13];[scores.D$4:.XX$4];&quot;&gt;0&quot;)" office:value-type="float" office:value="8" calcext:value-type="float">
            <text:p>8</text:p>
          </table:table-cell>
          <table:table-cell table:formula="of:=[.C13]/[.B13]" office:value-type="percentage" office:value="1" calcext:value-type="percentage">
            <text:p>100,00%</text:p>
          </table:table-cell>
          <table:table-cell table:formula="of:=SUMIF([scores.$A$1:.$AMJ$1];[.$A13];[scores.$A$3:.$AMJ$3])" office:value-type="float" office:value="18" calcext:value-type="float">
            <text:p>18</text:p>
          </table:table-cell>
          <table:table-cell table:formula="of:=SUMIF([scores.$A$1:.$AMJ$1];[.$A13];[scores.$A$4:.$AMJ$4])" office:value-type="float" office:value="18" calcext:value-type="float">
            <text:p>18</text:p>
          </table:table-cell>
          <table:table-cell table:formula="of:=[.F13]/[.E1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HD1]" office:value-type="string" office:string-value="Web" calcext:value-type="string">
            <text:p>Web</text:p>
          </table:table-cell>
          <table:table-cell table:formula="of:=COUNTIF([scores.$A$1:.$AMJ$1];[.$A14])" office:value-type="float" office:value="31" calcext:value-type="float">
            <text:p>31</text:p>
          </table:table-cell>
          <table:table-cell table:formula="of:=COUNTIFS([scores.D$1:.XX$1];[.$A14];[scores.D$4:.XX$4];&quot;&gt;0&quot;)" office:value-type="float" office:value="31" calcext:value-type="float">
            <text:p>31</text:p>
          </table:table-cell>
          <table:table-cell table:formula="of:=[.C14]/[.B14]" office:value-type="percentage" office:value="1" calcext:value-type="percentage">
            <text:p>100,00%</text:p>
          </table:table-cell>
          <table:table-cell table:formula="of:=SUMIF([scores.$A$1:.$AMJ$1];[.$A14];[scores.$A$3:.$AMJ$3])" office:value-type="float" office:value="107" calcext:value-type="float">
            <text:p>107</text:p>
          </table:table-cell>
          <table:table-cell table:formula="of:=SUMIF([scores.$A$1:.$AMJ$1];[.$A14];[scores.$A$4:.$AMJ$4])" office:value-type="float" office:value="107" calcext:value-type="float">
            <text:p>107</text:p>
          </table:table-cell>
          <table:table-cell table:formula="of:=[.F14]/[.E14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 office:value-type="string" calcext:value-type="string">
            <text:p>total</text:p>
          </table:table-cell>
          <table:table-cell table:style-name="Default" table:formula="of:=SUM([.B2:.B14])" office:value-type="float" office:value="239" calcext:value-type="float">
            <text:p>239</text:p>
          </table:table-cell>
          <table:table-cell table:style-name="Default" table:formula="of:=SUM([.C2:.C14])" office:value-type="float" office:value="217" calcext:value-type="float">
            <text:p>217</text:p>
          </table:table-cell>
          <table:table-cell table:formula="of:=[.C16]/[.B16]" office:value-type="percentage" office:value="0.907949790794979" calcext:value-type="percentage">
            <text:p>90,79%</text:p>
          </table:table-cell>
          <table:table-cell table:style-name="Default" table:formula="of:=SUM([.E2:.E14])" office:value-type="float" office:value="997" calcext:value-type="float">
            <text:p>997</text:p>
          </table:table-cell>
          <table:table-cell table:style-name="Default" table:formula="of:=SUM([.F2:.F14])" office:value-type="float" office:value="865" calcext:value-type="float">
            <text:p>865</text:p>
          </table:table-cell>
          <table:table-cell table:formula="of:=[.F16]/[.E16]" office:value-type="percentage" office:value="0.867602808425276" calcext:value-type="percentage">
            <text:p>86,76%</text:p>
          </table:table-cell>
          <table:table-cell table:number-columns-repeated="640"/>
        </table:table-row>
        <table:table-row table:style-name="ro3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40"/>
        </table:table-row>
      </table:table>
      <table:named-expressions/>
      <table:database-ranges>
        <table:database-range table:name="__Anonymous_Sheet_DB__0" table:target-range-address="scores.A4:score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00.00.00</text:date>, <text:time style:data-style-name="N2" text:time-value="15:39:52.55889967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7-17T16:33:52.541583959</dc:date>
    <meta:editing-duration>PT26M12S</meta:editing-duration>
    <meta:editing-cycles>4</meta:editing-cycles>
    <meta:document-statistic meta:table-count="2" meta:cell-count="61324" meta:object-count="0"/>
  </office:meta>
</office:document-meta>
</file>